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07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language="en" fo:country="US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0000" style:text-line-through-style="solid" style:text-line-through-type="double" fo:font-style="italic" style:font-style-asian="italic" style:font-style-complex="italic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Content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4-08">04/08/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5">
          <table:table-cell office:value-type="string">
            <text:p>URL with formats: <text:span text:style-name="T4">(</text:span><text:span text:style-name="T5"><text:a xlink:href="http://www.google.com/" xlink:type="simple">http://www.google.com</text:a></text:span><text:span text:style-name="T4">)</text:span> followed by text.</text:p>
          </table:table-cell>
          <table:table-cell office:value-type="string">
            <text:p>URL field with formats applied. The URL has double underline.</text:p>
          </table:table-cell>
        </table:table-row>
        <table:table-row table:style-name="ro4">
          <table:table-cell office:value-type="string">
            <text:p>Sheet name <text:span text:style-name="T6"><text:sheet-name>Test</text:sheet-name></text:span> with bold, italic, and color red applied.</text:p>
          </table:table-cell>
          <table:table-cell office:value-type="string">
            <text:p>Sheet name field with formats.</text:p>
          </table:table-cell>
        </table:table-row>
        <table:table-row table:style-name="ro5">
          <table:table-cell office:value-type="string">
            <text:p>Date <text:span text:style-name="T4"><text:date style:data-style-name="N2" text:date-value="2013-04-08">04/08/2013</text:date></text:span> in big bold!</text:p>
          </table:table-cell>
          <table:table-cell office:value-type="string">
            <text:p>Date field with formats.</text:p>
          </table:table-cell>
        </table:table-row>
        <table:table-row table:style-name="ro4">
          <table:table-cell office:value-type="string">
            <text:p>Title <text:span text:style-name="T7"><text:title>Test Document</text:title></text:span> <text:s/>in red italics with double strike-through.</text:p>
          </table:table-cell>
          <table:table-cell office:value-type="string">
            <text:p>Title field with format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/>
          <table:table-cell/>
        </table:table-row>
        <table:table-row table:style-name="ro1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6:30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4-08T16:32:39</dc:date>
    <meta:editing-duration>PT2H25M55S</meta:editing-duration>
    <meta:editing-cycles>32</meta:editing-cycles>
    <meta:generator>LibreOffice/4.0.1.0$Linux_X86_64 LibreOffice_project/f1ec8c775035a7412ea4860394dd54a21759001</meta:generator>
    <dc:title>Test Document</dc:title>
    <dc:creator>Kohei Yoshida</dc:creator>
    <meta:document-statistic meta:table-count="1" meta:cell-count="27" meta:object-count="0"/>
  </office:meta>
</office:document-meta>
</file>